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36198" officeooo:paragraph-rsid="00136198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635cm" loext:contextual-spacing="false" fo:line-height="100%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.635cm" loext:contextual-spacing="false" fo:line-height="100%" fo:text-align="justify" style:justify-single-word="false" fo:padding="0cm" fo:border="none"/>
      <style:text-properties fo:color="#404040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.635cm" loext:contextual-spacing="false" fo:line-height="100%" fo:text-align="justify" style:justify-single-word="false" fo:padding="0cm" fo:border="none"/>
      <style:text-properties fo:color="#404040" fo:font-size="10pt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.635cm" loext:contextual-spacing="false" fo:line-height="150%" fo:text-align="justify" style:justify-single-word="false" fo:background-color="#ffffff" fo:padding="0cm" fo:border="none"/>
      <style:text-properties fo:color="#404040" fo:font-size="12pt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.635cm" loext:contextual-spacing="false" fo:line-height="0%" fo:text-align="justify" style:justify-single-word="false" fo:background-color="#ffffff" fo:padding="0cm" fo:border="none"/>
      <style:text-properties fo:color="#404040" fo:font-size="12pt" fo:font-weight="bold" style:font-size-asian="12pt" style:font-weight-asian="bold" style:font-size-complex="12pt"/>
    </style:style>
    <style:style style:name="P10" style:family="paragraph" style:parent-style-name="Heading_20_3">
      <loext:graphic-properties draw:fill="solid" draw:fill-color="#ffffff"/>
      <style:paragraph-properties fo:margin-top="0cm" fo:margin-bottom="0.282cm" loext:contextual-spacing="false" fo:line-height="150%" fo:text-align="justify" style:justify-single-word="false" fo:keep-together="auto" fo:background-color="#ffffff" fo:padding="0cm" fo:border="none" fo:keep-with-next="auto"/>
      <style:text-properties fo:color="#000000" fo:font-size="12pt" fo:font-weight="bold" style:font-size-asian="12pt" style:font-weight-asian="bold" style:font-size-complex="12pt"/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12" style:family="paragraph" style:parent-style-name="Standard" style:list-style-name="WWNum5">
      <style:paragraph-properties fo:margin-left="2.54cm" fo:margin-right="0cm" fo:margin-top="0cm" fo:margin-bottom="0.635cm" loext:contextual-spacing="true" fo:line-height="100%" fo:text-indent="-0.635cm" style:auto-text-indent="false" fo:padding="0cm" fo:border="none"/>
      <style:text-properties fo:color="#404040" fo:font-size="10pt" style:font-size-asian="10pt" style:font-size-complex="10pt"/>
    </style:style>
    <style:style style:name="P13" style:family="paragraph" style:parent-style-name="Standard" style:list-style-name="WWNum4">
      <style:paragraph-properties fo:margin-left="2.54cm" fo:margin-right="0cm" fo:margin-top="0cm" fo:margin-bottom="0.635cm" loext:contextual-spacing="true" fo:line-height="100%" fo:text-indent="-0.635cm" style:auto-text-indent="false" fo:padding="0cm" fo:border="none"/>
      <style:text-properties fo:color="#404040" fo:font-size="10pt" style:font-size-asian="10pt" style:font-size-complex="10pt"/>
    </style:style>
    <style:style style:name="P14" style:family="paragraph" style:parent-style-name="Standard" style:list-style-name="WWNum4">
      <style:paragraph-properties fo:margin-left="2.54cm" fo:margin-right="0cm" fo:margin-top="0cm" fo:margin-bottom="0.635cm" loext:contextual-spacing="true" fo:line-height="100%" fo:text-indent="-0.635cm" style:auto-text-indent="false" fo:padding="0cm" fo:border="none"/>
    </style:style>
    <style:style style:name="P15" style:family="paragraph" style:parent-style-name="Standard" style:list-style-name="WWNum3">
      <style:paragraph-properties fo:margin-left="2.5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</style:style>
    <style:style style:name="P16" style:family="paragraph" style:parent-style-name="Standard" style:list-style-name="WWNum6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  <style:text-properties fo:color="#404040" fo:font-size="12pt" style:font-size-asian="12pt" style:font-size-complex="12pt"/>
    </style:style>
    <style:style style:name="P17" style:family="paragraph" style:parent-style-name="Standard" style:list-style-name="WWNum2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  <style:text-properties fo:color="#404040" fo:font-size="12pt" style:font-size-asian="12pt" style:font-size-complex="12pt"/>
    </style:style>
    <style:style style:name="P18" style:family="paragraph" style:parent-style-name="Standard" style:list-style-name="WWNum3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  <style:text-properties fo:color="#404040" fo:font-size="12pt" style:font-size-asian="12pt" style:font-size-complex="12pt"/>
    </style:style>
    <style:style style:name="P19" style:family="paragraph" style:parent-style-name="Standard" style:list-style-name="WWNum1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  <style:text-properties fo:color="#404040" fo:font-size="12pt" style:font-size-asian="12pt" style:font-size-complex="12pt"/>
    </style:style>
    <style:style style:name="P20" style:family="paragraph" style:parent-style-name="Standard" style:list-style-name="WWNum6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</style:style>
    <style:style style:name="P21" style:family="paragraph" style:parent-style-name="Standard" style:list-style-name="WWNum1">
      <style:paragraph-properties fo:margin-left="2.434cm" fo:margin-right="0cm" fo:margin-top="0cm" fo:margin-bottom="0.6cm" loext:contextual-spacing="true" fo:line-height="150%" fo:text-align="justify" style:justify-single-word="false" fo:text-indent="-0.635cm" style:auto-text-indent="false" fo:padding="0cm" fo:border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9550"/>
    </style:style>
    <style:style style:name="T2" style:family="text">
      <style:text-properties fo:font-weight="bold" style:font-weight-asian="bold"/>
    </style:style>
    <style:style style:name="T3" style:family="text">
      <style:text-properties fo:color="#404040" fo:font-size="10pt" style:font-size-asian="10pt" style:font-size-complex="10pt"/>
    </style:style>
    <style:style style:name="T4" style:family="text">
      <style:text-properties fo:color="#404040" fo:font-size="10pt" fo:font-style="italic" style:font-size-asian="10pt" style:font-style-asian="italic" style:font-size-complex="10pt"/>
    </style:style>
    <style:style style:name="T5" style:family="text">
      <style:text-properties fo:color="#404040" fo:font-size="12pt" style:font-size-asian="12pt" style:font-size-complex="12pt"/>
    </style:style>
    <style:style style:name="T6" style:family="text">
      <style:text-properties fo:color="#404040" fo:font-size="12pt" fo:font-style="italic" style:font-size-asian="12pt" style:font-style-asian="italic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2715358232928" text:id="ct2715358232928">
          <text:insertion>
            <office:change-info>
              <dc:creator>Antonio Gomes Amorim</dc:creator>
              <dc:date>2018-06-17T10:44:51</dc:date>
            </office:change-info>
          </text:insertion>
        </text:changed-region>
        <text:changed-region xml:id="ct2715358230912" text:id="ct2715358230912">
          <text:insertion>
            <office:change-info>
              <dc:creator>Antonio Gomes Amorim</dc:creator>
              <dc:date>2018-06-17T11:05:08</dc:date>
            </office:change-info>
          </text:insertion>
        </text:changed-region>
        <text:changed-region xml:id="ct2715358231136" text:id="ct2715358231136">
          <text:insertion>
            <office:change-info>
              <dc:creator>Antonio Gomes Amorim</dc:creator>
              <dc:date>2018-06-17T10:46:41</dc:date>
            </office:change-info>
          </text:insertion>
        </text:changed-region>
        <text:changed-region xml:id="ct2715614011904" text:id="ct2715614011904">
          <text:insertion>
            <office:change-info>
              <dc:creator>Antônio Gomes Amorim</dc:creator>
              <dc:date>2018-06-17T19:29:18</dc:date>
            </office:change-info>
          </text:insertion>
        </text:changed-region>
        <text:changed-region xml:id="ct2715614005856" text:id="ct2715614005856">
          <text:insertion>
            <office:change-info>
              <dc:creator>Antônio Gomes Amorim</dc:creator>
              <dc:date>2018-06-17T19:29:26</dc:date>
            </office:change-info>
          </text:insertion>
        </text:changed-region>
        <text:changed-region xml:id="ct2715614001152" text:id="ct2715614001152">
          <text:insertion>
            <office:change-info>
              <dc:creator>Antônio Gomes Amorim</dc:creator>
              <dc:date>2018-06-17T19:29:31</dc:date>
            </office:change-info>
          </text:insertion>
        </text:changed-region>
        <text:changed-region xml:id="ct2715613960832" text:id="ct2715613960832">
          <text:insertion>
            <office:change-info>
              <dc:creator>Antônio Gomes Amorim</dc:creator>
              <dc:date>2018-06-17T19:29:38</dc:date>
            </office:change-info>
          </text:insertion>
        </text:changed-region>
        <text:changed-region xml:id="ct2715613965984" text:id="ct2715613965984">
          <text:insertion>
            <office:change-info>
              <dc:creator>Antônio Gomes Amorim</dc:creator>
              <dc:date>2018-06-17T19:30:45</dc:date>
            </office:change-info>
          </text:insertion>
        </text:changed-region>
        <text:changed-region xml:id="ct2715520606352" text:id="ct2715520606352">
          <text:insertion>
            <office:change-info>
              <dc:creator>Antônio Gomes Amorim</dc:creator>
              <dc:date>2018-06-17T19:31:52</dc:date>
            </office:change-info>
          </text:insertion>
        </text:changed-region>
        <text:changed-region xml:id="ct2715613989280" text:id="ct2715613989280">
          <text:insertion>
            <office:change-info>
              <dc:creator>Antônio Gomes Amorim</dc:creator>
              <dc:date>2018-06-17T19:31:58</dc:date>
            </office:change-info>
          </text:insertion>
        </text:changed-region>
        <text:changed-region xml:id="ct2715613982784" text:id="ct2715613982784">
          <text:insertion>
            <office:change-info>
              <dc:creator>Antônio Gomes Amorim</dc:creator>
              <dc:date>2018-06-17T19:32:05</dc:date>
            </office:change-info>
          </text:insertion>
        </text:changed-region>
        <text:changed-region xml:id="ct2715358233824" text:id="ct2715358233824">
          <text:insertion>
            <office:change-info>
              <dc:creator>Antonio Gomes Amorim</dc:creator>
              <dc:date>2018-06-17T11:02:39</dc:date>
            </office:change-info>
          </text:insertion>
        </text:changed-region>
        <text:changed-region xml:id="ct2715613986368" text:id="ct2715613986368">
          <text:insertion>
            <office:change-info>
              <dc:creator>Antônio Gomes Amorim</dc:creator>
              <dc:date>2018-06-17T19:32:18</dc:date>
            </office:change-info>
          </text:insertion>
        </text:changed-region>
        <text:changed-region xml:id="ct2715358231360" text:id="ct2715358231360">
          <text:insertion>
            <office:change-info>
              <dc:creator>Antonio Gomes Amorim</dc:creator>
              <dc:date>2018-06-17T11:04:19</dc:date>
            </office:change-info>
          </text:insertion>
        </text:changed-region>
        <text:changed-region xml:id="ct2715520625168" text:id="ct2715520625168">
          <text:insertion>
            <office:change-info>
              <dc:creator>Antônio Gomes Amorim</dc:creator>
              <dc:date>2018-06-17T19:32:30</dc:date>
            </office:change-info>
          </text:insertion>
        </text:changed-region>
        <text:changed-region xml:id="ct2715358237856" text:id="ct2715358237856">
          <text:insertion>
            <office:change-info>
              <dc:creator>Antonio Gomes Amorim</dc:creator>
              <dc:date>2018-06-17T11:10:01</dc:date>
            </office:change-info>
          </text:insertion>
        </text:changed-region>
        <text:changed-region xml:id="ct2715520623824" text:id="ct2715520623824">
          <text:insertion>
            <office:change-info>
              <dc:creator>Antônio Gomes Amorim</dc:creator>
              <dc:date>2018-06-17T19:32:47</dc:date>
            </office:change-info>
          </text:insertion>
        </text:changed-region>
        <text:changed-region xml:id="ct2715358239872" text:id="ct2715358239872">
          <text:insertion>
            <office:change-info>
              <dc:creator>Antonio Gomes Amorim</dc:creator>
              <dc:date>2018-06-17T11:14:01</dc:date>
            </office:change-info>
          </text:insertion>
        </text:changed-region>
        <text:changed-region xml:id="ct2715613988608" text:id="ct2715613988608">
          <text:insertion>
            <office:change-info>
              <dc:creator>Antônio Gomes Amorim</dc:creator>
              <dc:date>2018-06-17T19:32:5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office:annotation office:name="__Annotation__66_64746132"><dc:creator>Antonio Gomes Amorim</dc:creator><dc:date>2018-06-17T10:44:51.829000000</dc:date><loext:sender-initials>AA</loext:sender-initials><text:p text:style-name="P22"><text:span text:style-name="T7">Padronizar o tamanho da fonte para 14 – títulos (segundo ABNT)</text:span></text:p></office:annotation><text:span text:style-name="T2">PAPÉIS E RESPONSABILIDADES</text:span><text:change-start text:change-id="ct2715358232928"/><office:annotation-end office:name="__Annotation__66_64746132"/><text:change-end text:change-id="ct2715358232928"/></text:p>
      <text:p text:style-name="P4"/>
      <text:p text:style-name="P3">PO</text:p>
      <text:p text:style-name="P5"><office:annotation office:name="__Annotation__67_64746132"><dc:creator>Antonio Gomes Amorim</dc:creator><dc:date>2018-06-17T10:46:41.378000000</dc:date><loext:sender-initials>AA</loext:sender-initials><text:p text:style-name="P22"><text:span text:style-name="T7">Padronizar o tamanho da fonte para 12 - texto (segundo ABNT)</text:span></text:p></office:annotation><text:span text:style-name="T3">O </text:span><office:annotation office:name="__Annotation__80_64746132"><dc:creator>Antonio Gomes Amorim</dc:creator><dc:date>2018-06-17T11:05:08.947000000</dc:date><loext:sender-initials>AA</loext:sender-initials><text:p text:style-name="P22"><text:span text:style-name="T7">Padronizar a fonte das palavras de origem estrangeira para estilo itálico (segundo ABNT)</text:span></text:p></office:annotation><text:span text:style-name="T3">Product</text:span><text:change-start text:change-id="ct2715358230912"/><office:annotation-end office:name="__Annotation__80_64746132"/><text:change-end text:change-id="ct2715358230912"/><text:span text:style-name="T3"> Owner exerce a função de proprietário do produto, tem como responsabilidade expressar uma visão clara daquilo que deseja construir, transmitindo-a de maneira simples e objetiva para a equipe de desenvolvimento</text:span><text:change-start text:change-id="ct2715358231136"/><office:annotation-end office:name="__Annotation__67_64746132"/><text:change-end text:change-id="ct2715358231136"/><text:span text:style-name="T3">. </text:span></text:p>
      <text:p text:style-name="P6">Atribuições</text:p>
      <text:list xml:id="list3791017711" text:style-name="WWNum5">
        <text:list-item>
          <text:p text:style-name="P12">Definir os itens do <office:annotation office:name="__Annotation__206_1363879842"><dc:creator>Antônio Gomes Amorim</dc:creator><dc:date>2018-06-17T19:29:18.433000000</dc:date><loext:sender-initials>AA</loext:sender-initials><text:p text:style-name="P23"><text:span text:style-name="T8">Padronizar fonte de palavras estrangeiras para estilo itálico (segundo ABNT)</text:span></text:p></office:annotation>backlog<text:change-start text:change-id="ct2715614011904"/><office:annotation-end office:name="__Annotation__206_1363879842"/><text:change-end text:change-id="ct2715614011904"/>;</text:p>
        </text:list-item>
        <text:list-item>
          <text:p text:style-name="P12">Priorizar os itens do <office:annotation office:name="__Annotation__207_1363879842"><dc:creator>Antônio Gomes Amorim</dc:creator><dc:date>2018-06-17T19:29:26.454000000</dc:date><loext:sender-initials>AA</loext:sender-initials><text:p text:style-name="P23"><text:span text:style-name="T8">Padronizar fonte de palavras estrangeiras para estilo itálico (segundo ABNT)</text:span></text:p></office:annotation>backlog<text:change-start text:change-id="ct2715614005856"/><office:annotation-end office:name="__Annotation__207_1363879842"/><text:change-end text:change-id="ct2715614005856"/>;</text:p>
        </text:list-item>
        <text:list-item>
          <text:p text:style-name="P12">Garantir que o <office:annotation office:name="__Annotation__208_1363879842"><dc:creator>Antônio Gomes Amorim</dc:creator><dc:date>2018-06-17T19:29:31.892000000</dc:date><loext:sender-initials>AA</loext:sender-initials><text:p text:style-name="P23"><text:span text:style-name="T8">Padronizar fonte de palavras estrangeiras para estilo itálico (segundo ABNT)</text:span></text:p></office:annotation>Backlog<text:change-start text:change-id="ct2715614001152"/><office:annotation-end office:name="__Annotation__208_1363879842"/><text:change-end text:change-id="ct2715614001152"/> do Produto seja visível, transparente e claro para todos;</text:p>
        </text:list-item>
        <text:list-item>
          <text:p text:style-name="P12">Clarificar e negociar o escopo da <office:annotation office:name="__Annotation__209_1363879842"><dc:creator>Antônio Gomes Amorim</dc:creator><dc:date>2018-06-17T19:29:38.711000000</dc:date><loext:sender-initials>AA</loext:sender-initials><text:p text:style-name="P23"><text:span text:style-name="T8">Padronizar fonte de palavras estrangeiras para estilo itálico (segundo ABNT)</text:span></text:p></office:annotation>Sprint<text:change-start text:change-id="ct2715613960832"/><office:annotation-end office:name="__Annotation__209_1363879842"/><text:change-end text:change-id="ct2715613960832"/> para o time de desenvolvimento.</text:p>
        </text:list-item>
      </text:list>
      <text:p text:style-name="P3"/>
      <text:p text:style-name="P10"><text:bookmark text:name="_69brrjhngnxf"/>Gerente de Projetos</text:p>
      <text:p text:style-name="P8">Responsável pelo planejamento, monitoramento e controle das atividades e recursos necessários para a consecução do projeto de desenvolvimento do produto de software.</text:p>
      <text:p text:style-name="P9">Atividades:</text:p>
      <text:list xml:id="list3691409387" text:style-name="WWNum6">
        <text:list-item>
          <text:p text:style-name="P16">Realizar os planejamentos e as ações necessárias junto aos desenvolvedores;</text:p>
        </text:list-item>
        <text:list-item>
          <text:p text:style-name="P16">Elaborar o plano do projeto;</text:p>
        </text:list-item>
        <text:list-item>
          <text:p text:style-name="P16">Avaliar e monitorar os riscos do projeto;</text:p>
        </text:list-item>
        <text:list-item>
          <text:p text:style-name="P16">Monitorar o cronograma;</text:p>
        </text:list-item>
        <text:list-item>
          <text:p text:style-name="P16">Monitorar os recursos necessários para o projeto;</text:p>
        </text:list-item>
        <text:list-item>
          <text:p text:style-name="P16">Registrar e controlar as mudanças ocorridas no projeto;</text:p>
        </text:list-item>
        <text:list-item>
          <text:p text:style-name="P20"><text:span text:style-name="T5">Planejar e acompanhar junto ao engenheiro do desenvolvimento as </text:span><text:span text:style-name="T6"><office:annotation office:name="__Annotation__210_1363879842"><dc:creator>Antônio Gomes Amorim</dc:creator><dc:date>2018-06-17T19:30:45.739000000</dc:date><loext:sender-initials>AA</loext:sender-initials><text:p text:style-name="P23"><text:span text:style-name="T9">Definir idioma da seleção como “inglês” para que haja o reconhecimento do editor de texto.</text:span></text:p></office:annotation></text:span><text:span text:style-name="T6">sprints</text:span><text:change-start text:change-id="ct2715613965984"/><office:annotation-end office:name="__Annotation__210_1363879842"/><text:change-end text:change-id="ct2715613965984"/><text:span text:style-name="T6">;</text:span></text:p>
        </text:list-item>
        <text:list-item>
          <text:p text:style-name="P16">Auxiliar na resolução de conflitos e dificuldades pertinentes a equipe;</text:p>
        </text:list-item>
        <text:list-item>
          <text:p text:style-name="P16">Manter os processos do projeto em execução e alinhados.</text:p>
        </text:list-item>
      </text:list>
      <text:p text:style-name="P10"><text:bookmark text:name="_vuva16n7i9vd"/>Engenheiro de Software</text:p>
      <text:p text:style-name="P8">Responsável pelo desenvolvimento dos artefatos técnicos para a construção dos componentes de software que integrarão o produto a ser desenvolvido.</text:p>
      <text:p text:style-name="P9"><text:soft-page-break/>Atividades:</text:p>
      <text:list xml:id="list3520595731" text:style-name="WWNum2">
        <text:list-item>
          <text:p text:style-name="P17">Definir arquitetura do sistema;</text:p>
        </text:list-item>
        <text:list-item>
          <text:p text:style-name="P17">Definir escopo de cada <office:annotation office:name="__Annotation__211_1363879842"><dc:creator>Antônio Gomes Amorim</dc:creator><dc:date>2018-06-17T19:31:52.110000000</dc:date><loext:sender-initials>AA</loext:sender-initials><text:p text:style-name="P23"><text:span text:style-name="T8">Padronizar fonte de palavras estrangeiras para estilo itálico (segundo ABNT)</text:span></text:p></office:annotation>sprint<text:change-start text:change-id="ct2715520606352"/><office:annotation-end office:name="__Annotation__211_1363879842"/><text:change-end text:change-id="ct2715520606352"/> a ser realizada;</text:p>
        </text:list-item>
        <text:list-item>
          <text:p text:style-name="P17">Implementar componentes do sistema;</text:p>
        </text:list-item>
        <text:list-item>
          <text:p text:style-name="P17">Apresentar entregas das <office:annotation office:name="__Annotation__212_1363879842"><dc:creator>Antônio Gomes Amorim</dc:creator><dc:date>2018-06-17T19:31:58.290000000</dc:date><loext:sender-initials>AA</loext:sender-initials><text:p text:style-name="P23"><text:span text:style-name="T8">Padronizar fonte de palavras estrangeiras para estilo itálico (segundo ABNT)</text:span></text:p></office:annotation>Sprints<text:change-start text:change-id="ct2715613989280"/><office:annotation-end office:name="__Annotation__212_1363879842"/><text:change-end text:change-id="ct2715613989280"/>;</text:p>
        </text:list-item>
        <text:list-item>
          <text:p text:style-name="P17">Desenvolver a documentação do produto.</text:p>
        </text:list-item>
      </text:list>
      <text:p text:style-name="P10"><text:bookmark text:name="_4w4927igmoxb"/>Engenheiro de Requisitos</text:p>
      <text:p text:style-name="P8">Responsável pela elicitação e gerenciamento dos requisitos apresentados pelo Cliente para definição das características que o produto de software deve possuir para atender à demanda de negócio.</text:p>
      <text:p text:style-name="P9">Atividades: </text:p>
      <text:list xml:id="list1548531897" text:style-name="WWNum3">
        <text:list-item>
          <text:p text:style-name="P18">Desenvolver o documento de visão do software;</text:p>
        </text:list-item>
        <text:list-item>
          <text:p text:style-name="P18">Detalhar o <office:annotation office:name="__Annotation__213_1363879842"><dc:creator>Antônio Gomes Amorim</dc:creator><dc:date>2018-06-17T19:32:05.175000000</dc:date><loext:sender-initials>AA</loext:sender-initials><text:p text:style-name="P23"><text:span text:style-name="T8">Padronizar fonte de palavras estrangeiras para estilo itálico (segundo ABNT)</text:span></text:p></office:annotation>backlog<text:change-start text:change-id="ct2715613982784"/><office:annotation-end office:name="__Annotation__213_1363879842"/><text:change-end text:change-id="ct2715613982784"/> do produto;</text:p>
        </text:list-item>
        <text:list-item>
          <text:p text:style-name="P18">Priorizar os requisitos junto ao cliente;</text:p>
          <text:list>
            <text:list-item>
              <text:p text:style-name="P15"><office:annotation office:name="__Annotation__72_64746132"><dc:creator>Antonio Gomes Amorim</dc:creator><dc:date>2018-06-17T11:02:39.925000000</dc:date><loext:sender-initials>AA</loext:sender-initials><text:p text:style-name="P22"><text:span text:style-name="T7">Corrigir o marcador em relação aos anteriores.</text:span></text:p></office:annotation><text:span text:style-name="T5">Desenvolver </text:span><text:change-start text:change-id="ct2715358233824"/><office:annotation-end office:name="__Annotation__72_64746132"/><text:change-end text:change-id="ct2715358233824"/><text:span text:style-name="T5">a documentação do produto.</text:span></text:p>
            </text:list-item>
          </text:list>
        </text:list-item>
      </text:list>
      <text:p text:style-name="P10"><text:bookmark text:name="_1lksxi340qat"/>Engenheiro de Qualidade</text:p>
      <text:p text:style-name="P8">Responsável por planejar e executar os procedimentos de testes dos componentes de software produzido no projeto, bem como validar e verificar a conformidade dos processos para garantia da qualidade.</text:p>
      <text:p text:style-name="P9">Atividades:</text:p>
      <text:list xml:id="list2889924686" text:style-name="WWNum1">
        <text:list-item>
          <text:p text:style-name="P19">Elaborar e executar planos de teste da <office:annotation office:name="__Annotation__214_1363879842"><dc:creator>Antônio Gomes Amorim</dc:creator><dc:date>2018-06-17T19:32:18.186000000</dc:date><loext:sender-initials>AA</loext:sender-initials><text:p text:style-name="P23"><text:span text:style-name="T8">Padronizar fonte de palavras estrangeiras para estilo itálico (segundo ABNT)</text:span></text:p></office:annotation>sprint<text:change-start text:change-id="ct2715613986368"/><office:annotation-end office:name="__Annotation__214_1363879842"/><text:change-end text:change-id="ct2715613986368"/>;</text:p>
        </text:list-item>
        <text:list-item>
          <text:p text:style-name="P21"><office:annotation office:name="__Annotation__79_64746132"><dc:creator>Antonio Gomes Amorim</dc:creator><dc:date>2018-06-17T11:04:19.993000000</dc:date><loext:sender-initials>AA</loext:sender-initials><text:p text:style-name="P22"><text:span text:style-name="T7">Corrigir</text:span><text:span text:style-name="T10"> a </text:span><text:span text:style-name="T7">palavra.</text:span></text:p></office:annotation><text:span text:style-name="T5">Idenficiar</text:span><text:change-start text:change-id="ct2715358231360"/><office:annotation-end office:name="__Annotation__79_64746132"/><text:change-end text:change-id="ct2715358231360"/><text:span text:style-name="T5"> junto ao cliente os critérios de aceitação;</text:span></text:p>
        </text:list-item>
        <text:list-item>
          <text:p text:style-name="P19">Registrar não conformidades identificados durante os testes;</text:p>
        </text:list-item>
        <text:list-item>
          <text:p text:style-name="P19">Garantir a qualidade do software através da definição e normatização de processos de desenvolvimento.</text:p>
        </text:list-item>
      </text:list>
      <text:p text:style-name="P3"><office:annotation office:name="__Annotation__215_1363879842"><dc:creator>Antônio Gomes Amorim</dc:creator><dc:date>2018-06-17T19:32:30.248000000</dc:date><loext:sender-initials>AA</loext:sender-initials><text:p text:style-name="P23"><text:span text:style-name="T8">Padronizar fonte de palavras estrangeiras para estilo itálico (segundo ABNT)</text:span></text:p></office:annotation>Scrum master<text:change-start text:change-id="ct2715520625168"/><office:annotation-end office:name="__Annotation__215_1363879842"/><text:change-end text:change-id="ct2715520625168"/></text:p>
      <text:p text:style-name="P7"><text:soft-page-break/>É responsável por facilitar as tarefas atribuídas à equipe com o intuito de melhorar sua auto-organização, remover empecilho e alinhar o desenvolvimento ao processo.</text:p>
      <text:p text:style-name="P6">Atribuições</text:p>
      <text:list xml:id="list1251698598" text:style-name="WWNum4">
        <text:list-item>
          <text:p text:style-name="P14"><office:annotation office:name="__Annotation__91_64746132"><dc:creator>Antonio Gomes Amorim</dc:creator><dc:date>2018-06-17T11:10:01.179000000</dc:date><loext:sender-initials>AA</loext:sender-initials><text:p text:style-name="P22"><text:span text:style-name="T7">Padronizar o verbo no infinitivo como os anteriores. Padronizar o tamanho da fonte</text:span></text:p></office:annotation><text:span text:style-name="T3">Assegura</text:span><text:change-start text:change-id="ct2715358237856"/><office:annotation-end office:name="__Annotation__91_64746132"/><text:change-end text:change-id="ct2715358237856"/><text:span text:style-name="T3"> que o time respeite e siga os valores e práticas do </text:span><text:span text:style-name="T4"><office:annotation office:name="__Annotation__216_1363879842"><dc:creator>Antônio Gomes Amorim</dc:creator><dc:date>2018-06-17T19:32:47.372000000</dc:date><loext:sender-initials>AA</loext:sender-initials><text:p text:style-name="P23"><text:span text:style-name="T8">Padronizar fonte de palavras estrangeiras para estilo itálico (segundo ABNT)</text:span></text:p></office:annotation></text:span><text:span text:style-name="T4">Scrum</text:span><text:change-start text:change-id="ct2715520623824"/><office:annotation-end office:name="__Annotation__216_1363879842"/><text:change-end text:change-id="ct2715520623824"/><text:span text:style-name="T3">.</text:span></text:p>
        </text:list-item>
        <text:list-item>
          <text:p text:style-name="P14"><text:span text:style-name="T3">Protege a equipe garantindo que ela não se comprometa em esforços com relação </text:span><office:annotation office:name="__Annotation__92_64746132"><dc:creator>Antonio Gomes Amorim</dc:creator><dc:date>2018-06-17T11:14:01.067000000</dc:date><loext:sender-initials>AA</loext:sender-initials><text:p text:style-name="P22"><text:span text:style-name="T7">Sinal de crase desnecessário.</text:span></text:p></office:annotation><text:span text:style-name="T3">àquilo</text:span><text:change-start text:change-id="ct2715358239872"/><office:annotation-end office:name="__Annotation__92_64746132"/><text:change-end text:change-id="ct2715358239872"/><text:span text:style-name="T3"> que é capaz de realizar durante um </text:span><text:span text:style-name="T4"><office:annotation office:name="__Annotation__217_1363879842"><dc:creator>Antônio Gomes Amorim</dc:creator><dc:date>2018-06-17T19:32:57.031000000</dc:date><loext:sender-initials>AA</loext:sender-initials><text:p text:style-name="P23"><text:span text:style-name="T8">Padronizar fonte de palavras estrangeiras para estilo itálico (segundo ABNT)</text:span></text:p></office:annotation></text:span><text:span text:style-name="T4">Sprint</text:span><text:change-start text:change-id="ct2715613988608"/><office:annotation-end office:name="__Annotation__217_1363879842"/><text:change-end text:change-id="ct2715613988608"/><text:span text:style-name="T3">.</text:span></text:p>
        </text:list-item>
        <text:list-item>
          <text:p text:style-name="P13">Responsável por manter as reuniõe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fo:color="#404040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404040" style:text-line-through-style="none" style:text-line-through-type="none" fo:font-size="10pt" fo:font-style="normal" style:text-underline-style="none" fo:font-weight="normal" style:font-size-asian="12pt" style:font-style-asian="normal" style:font-weight-asian="normal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404040" style:text-line-through-style="none" style:text-line-through-type="none" fo:font-size="10pt" fo:font-style="normal" style:text-underline-style="none" fo:font-weight="normal" style:font-size-asian="12pt" style:font-style-asian="normal" style:font-weight-asian="normal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6198" officeooo:paragraph-rsid="00136198"/>
    </style:style>
    <style:style style:name="MT1" style:family="text">
      <style:text-properties officeooo:rsid="00139550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2715358212992" text:id="ct2715358212992">
            <text:insertion>
              <office:change-info>
                <dc:creator>Antonio Gomes Amorim</dc:creator>
                <dc:date>2018-06-17T10:44:08</dc:date>
              </office:change-info>
            </text:insertion>
          </text:changed-region>
          <text:changed-region xml:id="ct2715358216352" text:id="ct2715358216352">
            <text:insertion>
              <office:change-info>
                <dc:creator>Antonio Gomes Amorim</dc:creator>
                <dc:date>2018-06-17T10:59:32</dc:date>
              </office:change-info>
            </text:insertion>
          </text:changed-region>
        </text:tracked-changes>
        <text:p text:style-name="MP1"><text:change-start text:change-id="ct2715358212992"/>₢Incluir cabeçalho<text:change-end text:change-id="ct2715358212992"/><text:change-start text:change-id="ct2715358216352"/> <text:span text:style-name="MT1">e rodapé</text:span><text:change-end text:change-id="ct271535821635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6-17T19:33:08.942000000</dc:date>
    <dc:creator>Antônio Gomes Amorim</dc:creator>
    <meta:editing-duration>PT17M28S</meta:editing-duration>
    <meta:editing-cycles>4</meta:editing-cycles>
    <meta:document-statistic meta:table-count="0" meta:image-count="0" meta:object-count="0" meta:page-count="3" meta:paragraph-count="49" meta:word-count="440" meta:character-count="2844" meta:non-whitespace-character-count="2480"/>
  </office:meta>
</office:document-meta>
</file>